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52cm" svg:stroke-color="#00a933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2" style:family="graphic" style:parent-style-name="objectwithoutfill">
      <style:graphic-properties svg:stroke-width="0.152cm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3" style:family="graphic" style:parent-style-name="objectwithoutfill">
      <style:graphic-properties svg:stroke-width="0.152cm" svg:stroke-color="#ff0000" draw:marker-start-width="0.427cm" draw:marker-end="Arrowheads_20_1" draw:marker-end-width="0.527cm" draw:fill="none" draw:textarea-vertical-align="middle" fo:padding-top="0.2cm" fo:padding-bottom="0.2cm" fo:padding-left="0.325cm" fo:padding-right="0.325cm" loext:decorative="false"/>
    </style:style>
    <style:style style:name="gr4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5" style:family="graphic">
      <style:graphic-properties style:protect="size" loext:decorative="false"/>
    </style:style>
    <style:style style:name="gr6" style:family="graphic" style:parent-style-name="objectwithoutfill">
      <style:graphic-properties svg:stroke-width="0.152cm" draw:marker-start-width="0.427cm" draw:marker-end="Arrowheads_20_2" draw:marker-end-width="0.527cm" draw:fill="none" draw:textarea-vertical-align="middle" fo:padding-top="0.2cm" fo:padding-bottom="0.2cm" fo:padding-left="0.325cm" fo:padding-right="0.325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8" style:family="graphic" style:parent-style-name="standard">
      <style:graphic-properties svg:stroke-width="0.152cm" draw:marker-start-width="0.427cm" draw:marker-end-width="0.427cm" draw:fill="solid" draw:fill-color="#b4c7dc" draw:textarea-horizontal-align="justify" draw:textarea-vertical-align="middle" draw:auto-grow-height="false" fo:min-height="1.02cm" fo:min-width="0.77cm" fo:padding-top="0.2cm" fo:padding-bottom="0.2cm" fo:padding-left="0.325cm" fo:padding-right="0.325cm" style:writing-mode="lr-tb" loext:decorative="false"/>
      <style:paragraph-properties style:writing-mode="lr-tb"/>
    </style:style>
    <style:style style:name="gr9" style:family="graphic" style:parent-style-name="standard">
      <style:graphic-properties svg:stroke-width="0.152cm" draw:marker-start-width="0.427cm" draw:marker-end-width="0.427cm" draw:fill="solid" draw:fill-color="#b4c7dc" draw:textarea-horizontal-align="justify" draw:textarea-vertical-align="middle" draw:auto-grow-height="false" fo:min-height="0.87cm" fo:min-width="0.62cm" fo:padding-top="0.2cm" fo:padding-bottom="0.2cm" fo:padding-left="0.325cm" fo:padding-right="0.325cm" style:writing-mode="lr-tb" loext:decorative="false"/>
      <style:paragraph-properties style:writing-mode="lr-tb"/>
    </style:style>
    <style:style style:name="gr10" style:family="graphic" style:parent-style-name="objectwithoutfill">
      <style:graphic-properties draw:stroke="dash" draw:stroke-dash="Dot" svg:stroke-width="0.152cm" svg:stroke-color="#ff8000" draw:marker-start-width="0.427cm" draw:marker-end-width="0.427cm" svg:stroke-linecap="butt" draw:fill="solid" draw:fill-color="#ffb66c" draw:textarea-vertical-align="middle" fo:padding-top="0.2cm" fo:padding-bottom="0.2cm" fo:padding-left="0.325cm" fo:padding-right="0.325cm" loext:decorative="fals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02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 fo:language="zxx" fo:country="none" style:language-asian="zxx" style:country-asian="none" style:language-complex="zxx" style:country-complex="none"/>
    </style:style>
    <style:style style:name="P4" style:family="paragraph">
      <loext:graphic-properties draw:fill-color="#ffffff"/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language="zxx" fo:country="none" style:language-asian="zxx" style:country-asian="none" style:language-complex="zxx" style:country-complex="none"/>
    </style:style>
    <style:style style:name="P6" style:family="paragraph">
      <loext:graphic-properties draw:fill="none" draw:fill-color="#ffffff"/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size="18pt"/>
    </style:style>
    <style:style style:name="P8" style:family="paragraph">
      <loext:graphic-properties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size="18pt" fo:language="zxx" fo:country="none" style:language-asian="zxx" style:country-asian="none" style:language-complex="zxx" style:country-complex="none"/>
    </style:style>
    <style:style style:name="P9" style:family="paragraph">
      <style:paragraph-properties fo:text-align="center"/>
    </style:style>
    <style:style style:name="P10" style:family="paragraph">
      <loext:graphic-properties draw:fill="solid" draw:fill-color="#b4c7dc"/>
      <style:paragraph-properties fo:text-align="center" style:writing-mode="lr-tb"/>
      <style:text-properties fo:language="zxx" fo:country="none" style:language-asian="zxx" style:country-asian="none" style:language-complex="zxx" style:country-complex="none"/>
    </style:style>
    <style:style style:name="P11" style:family="paragraph">
      <loext:graphic-properties draw:fill="solid" draw:fill-color="#ffb66c"/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12" style:family="paragraph">
      <loext:graphic-properties draw:fill="none" draw:fill-color="#ffffff"/>
      <style:text-properties fo:language="zxx" fo:country="none" style:language-asian="zxx" style:country-asian="none" style:language-complex="zxx" style:country-complex="none"/>
    </style:style>
    <style:style style:name="P13" style:family="paragraph"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8pt"/>
    </style:style>
    <style:style style:name="T2" style:family="text">
      <style:text-properties style:text-position="sub 58%" fo:font-size="18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style:font-name="Liberation Sans" style:font-name-asian="Liberation Sans" style:font-name-complex="Liberation Sans"/>
    </style:style>
    <style:style style:name="T5" style:family="text">
      <style:text-properties style:text-position="sub 58%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edge disjoint path" draw:style-name="dp1" draw:master-page-name="Default" presentation:presentation-page-layout-name="AL1T0">
        <draw:line draw:style-name="gr1" draw:text-style-name="P1" draw:layer="layout" svg:x1="10.995cm" svg:y1="3.564cm" svg:x2="14.805cm" svg:y2="4.445cm">
          <text:p/>
        </draw:line>
        <draw:line draw:style-name="gr2" draw:text-style-name="P1" draw:layer="layout" svg:x1="15.24cm" svg:y1="8.89cm" svg:x2="11.125cm" svg:y2="9.525cm">
          <text:p/>
        </draw:line>
        <draw:line draw:style-name="gr2" draw:text-style-name="P1" draw:layer="layout" svg:x1="10.795cm" svg:y1="6.35cm" svg:x2="14.74cm" svg:y2="4.98cm">
          <text:p/>
        </draw:line>
        <draw:line draw:style-name="gr3" draw:text-style-name="P1" draw:layer="layout" svg:x1="10.16cm" svg:y1="6.35cm" svg:x2="14.656cm" svg:y2="8.89cm">
          <text:p/>
        </draw:line>
        <draw:line draw:style-name="gr3" draw:text-style-name="P1" draw:layer="layout" svg:x1="6.277cm" svg:y1="6.453cm" svg:x2="9.858cm" svg:y2="6.45cm">
          <text:p/>
        </draw:line>
        <draw:line draw:style-name="gr3" draw:text-style-name="P1" draw:layer="layout" svg:x1="15.575cm" svg:y1="8.79cm" svg:x2="18.65cm" svg:y2="6.904cm">
          <text:p/>
        </draw:line>
        <draw:line draw:style-name="gr1" draw:text-style-name="P1" draw:layer="layout" svg:x1="14.94cm" svg:y1="4.691cm" svg:x2="18.75cm" svg:y2="6.15cm">
          <text:p/>
        </draw:line>
        <draw:line draw:style-name="gr2" draw:text-style-name="P1" draw:layer="layout" svg:x1="6.315cm" svg:y1="6.39cm" svg:x2="9.855cm" svg:y2="9.525cm">
          <text:p/>
        </draw:line>
        <draw:line draw:style-name="gr1" draw:text-style-name="P1" draw:layer="layout" svg:x1="6.35cm" svg:y1="6.39cm" svg:x2="9.86cm" svg:y2="3.91cm">
          <text:p/>
        </draw:line>
        <draw:custom-shape draw:style-name="gr4" draw:text-style-name="P3" draw:layer="layout" svg:width="1.27cm" svg:height="1.27cm" svg:x="5.717cm" svg:y="5.816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7cm" svg:y="2.976cm">
          <text:p text:style-name="P2"><text:span text:style-name="T1">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5cm" svg:y="8.991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62cm" svg:y="5.861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9.858cm" svg:y="5.877cm">
          <text:p text:style-name="P2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658cm" svg:y="4.247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656cm" svg:y="8.255cm">
          <text:p text:style-name="P2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node capacity" draw:style-name="dp1" draw:master-page-name="Default" presentation:presentation-page-layout-name="AL2T1">
        <draw:line draw:style-name="gr6" draw:text-style-name="P1" draw:layer="layout" svg:x1="12.697cm" svg:y1="6.348cm" svg:x2="14.758cm" svg:y2="6.348cm">
          <text:p/>
        </draw:line>
        <draw:custom-shape draw:style-name="gr4" draw:text-style-name="P3" draw:layer="layout" svg:width="1.27cm" svg:height="1.27cm" svg:x="8.255cm" svg:y="5.715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1.857cm" svg:y="5.717cm">
          <text:p text:style-name="P2"><text:span text:style-name="T1">u</text:span><text:span text:style-name="T2">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4.758cm" svg:y="5.718cm">
          <text:p text:style-name="P2"><text:span text:style-name="T1">u</text:span><text:span text:style-name="T2">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96cm" svg:height="0.839cm" svg:x="8.496cm" svg:y="4.911cm">
          <draw:text-box>
            <text:p text:style-name="P5"><text:span text:style-name="T3">c</text:span></text:p>
          </draw:text-box>
        </draw:frame>
        <draw:frame draw:style-name="gr7" draw:text-style-name="P6" draw:layer="layout" svg:width="0.796cm" svg:height="0.839cm" svg:x="13.496cm" svg:y="5.312cm">
          <draw:text-box>
            <text:p text:style-name="P5"><text:span text:style-name="T3">c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cbm" draw:style-name="dp1" draw:master-page-name="Default" presentation:presentation-page-layout-name="AL2T1">
        <draw:line draw:style-name="gr2" draw:text-style-name="P1" draw:layer="layout" svg:x1="13.862cm" svg:y1="8.612cm" svg:x2="15.903cm" svg:y2="6.623cm">
          <text:p/>
        </draw:line>
        <draw:line draw:style-name="gr1" draw:text-style-name="P1" draw:layer="layout" svg:x1="13.855cm" svg:y1="8.85cm" svg:x2="15.837cm" svg:y2="8.85cm">
          <text:p/>
        </draw:line>
        <draw:line draw:style-name="gr1" draw:text-style-name="P1" draw:layer="layout" svg:x1="13.836cm" svg:y1="4.134cm" svg:x2="15.927cm" svg:y2="6.114cm">
          <text:p/>
        </draw:line>
        <draw:line draw:style-name="gr1" draw:text-style-name="P1" draw:layer="layout" svg:x1="13.799cm" svg:y1="5.973cm" svg:x2="15.84cm" svg:y2="3.984cm">
          <text:p/>
        </draw:line>
        <draw:line draw:style-name="gr2" draw:text-style-name="P1" draw:layer="layout" svg:x1="13.893cm" svg:y1="6.35cm" svg:x2="15.875cm" svg:y2="6.35cm">
          <text:p/>
        </draw:line>
        <draw:line draw:style-name="gr1" draw:text-style-name="P1" draw:layer="layout" svg:x1="16.599cm" svg:y1="8.873cm" svg:x2="18.64cm" svg:y2="6.884cm">
          <text:p/>
        </draw:line>
        <draw:line draw:style-name="gr1" draw:text-style-name="P1" draw:layer="layout" svg:x1="10.836cm" svg:y1="6.234cm" svg:x2="12.877cm" svg:y2="4.245cm">
          <text:p/>
        </draw:line>
        <draw:line draw:style-name="gr1" draw:text-style-name="P1" draw:layer="layout" svg:x1="10.773cm" svg:y1="6.472cm" svg:x2="12.864cm" svg:y2="8.452cm">
          <text:p/>
        </draw:line>
        <draw:line draw:style-name="gr1" draw:text-style-name="P1" draw:layer="layout" svg:x1="16.61cm" svg:y1="3.91cm" svg:x2="18.701cm" svg:y2="5.89cm">
          <text:p/>
        </draw:line>
        <draw:line draw:style-name="gr1" draw:text-style-name="P1" draw:layer="layout" svg:x1="16.457cm" svg:y1="6.39cm" svg:x2="18.439cm" svg:y2="6.39cm">
          <text:p/>
        </draw:line>
        <draw:line draw:style-name="gr1" draw:text-style-name="P1" draw:layer="layout" svg:x1="10.795cm" svg:y1="6.39cm" svg:x2="12.777cm" svg:y2="6.39cm">
          <text:p/>
        </draw:line>
        <draw:custom-shape draw:style-name="gr4" draw:text-style-name="P8" draw:layer="layout" svg:width="1.27cm" svg:height="1.27cm" svg:x="15.875cm" svg:y="8.255cm">
          <text:p text:style-name="P7"><text:span text:style-name="T1">v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5.875cm" svg:y="5.715cm">
          <text:p text:style-name="P7"><text:span text:style-name="T1">v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5.875cm" svg:y="3.175cm">
          <text:p text:style-name="P7"><text:span text:style-name="T1">v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8.456cm" svg:y="5.716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2.777cm" svg:y="8.256cm">
          <text:p text:style-name="P7"><text:span text:style-name="T1">u</text:span><text:span text:style-name="T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2.777cm" svg:y="5.716cm">
          <text:p text:style-name="P7"><text:span text:style-name="T1">u</text:span><text:span text:style-name="T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2.777cm" svg:y="3.176cm">
          <text:p text:style-name="P7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0.158cm" svg:y="5.717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selection" draw:style-name="dp1" draw:master-page-name="Default" presentation:presentation-page-layout-name="AL1T0">
        <draw:line draw:style-name="gr2" draw:text-style-name="P1" draw:layer="layout" svg:x1="16.51cm" svg:y1="9.525cm" svg:x2="12.065cm" svg:y2="6.985cm">
          <text:p/>
        </draw:line>
        <draw:line draw:style-name="gr2" draw:text-style-name="P1" draw:layer="layout" svg:x1="16.51cm" svg:y1="6.389cm" svg:x2="14.605cm" svg:y2="6.389cm">
          <text:p/>
        </draw:line>
        <draw:line draw:style-name="gr2" draw:text-style-name="P1" draw:layer="layout" svg:x1="13.97cm" svg:y1="9.525cm" svg:x2="11.43cm" svg:y2="6.985cm">
          <text:p/>
        </draw:line>
        <draw:line draw:style-name="gr2" draw:text-style-name="P1" draw:layer="layout" svg:x1="13.97cm" svg:y1="8.89cm" svg:x2="13.97cm" svg:y2="6.985cm">
          <text:p/>
        </draw:line>
        <draw:custom-shape draw:style-name="gr4" draw:text-style-name="P3" draw:layer="layout" svg:width="1.27cm" svg:height="1.27cm" svg:x="10.795cm" svg:y="8.72cm">
          <text:p text:style-name="P2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8.72cm">
          <text:p text:style-name="P2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8.72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1.27cm" svg:height="1.27cm" svg:x="10.795cm" svg:y="5.715cm">
          <text:p text:style-name="P9">-5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15.875cm" svg:y="5.715cm">
          <text:p text:style-name="P9">-2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13.335cm" svg:y="5.715cm">
          <text:p text:style-name="P9">-1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roject selection optimal" draw:style-name="dp1" draw:master-page-name="Default" presentation:presentation-page-layout-name="AL1T0">
        <draw:path draw:style-name="gr10" draw:text-style-name="P11" draw:layer="layout" svg:width="7.8cm" svg:height="7.445cm" draw:transform="rotate (1.5707963267949) translate (10.17cm 12.9678677809074cm)" svg:viewBox="0 0 7801 7446" svg:d="M2736 41c346 22 688 90 1033 104 261 11 525 0 786 0 248 0 497 0 744 0 214 0 429 4 641 0 233-5 452 87 682 82 234-6 446 96 661 166 259 84 412 338 476 578 69 260 35 538 20 806-13 228-18 455-20 683-3 246 21 497 0 744-22 262-32 521-42 785-9 227 12 480-124 662-158 211-445 278-703 330-219 44-445 61-661 124-247 73-459 244-703 331-267 95-469 302-599 538-135 246-357 426-476 682-115 247-234 533-496 661-213 103-449 101-682 124-277 27-554-71-827-124-279-54-549-172-765-351-234-194-482-373-723-558-230-176-347-450-537-662-186-208-278-479-331-744-49-245-101-490-83-744 16-227-12-456 0-682 14-269-60-553 83-806 144-255 242-534 393-786 142-237 164-543 392-723 225-178 341-443 538-641 189-190 454-271 703-351 227-73 416-245 661-269z">
          <text:p/>
        </draw:path>
        <draw:line draw:style-name="gr2" draw:text-style-name="P1" draw:layer="layout" svg:x1="16.51cm" svg:y1="6.35cm" svg:x2="14.568cm" svg:y2="4.129cm">
          <text:p/>
        </draw:line>
        <draw:line draw:style-name="gr2" draw:text-style-name="P1" draw:layer="layout" svg:x1="11.192cm" svg:y1="6.188cm" svg:x2="13.394cm" svg:y2="4.074cm">
          <text:p/>
        </draw:line>
        <draw:line draw:style-name="gr2" draw:text-style-name="P1" draw:layer="layout" svg:x1="13.97cm" svg:y1="12.065cm" svg:x2="16.172cm" svg:y2="9.951cm">
          <text:p/>
        </draw:line>
        <draw:line draw:style-name="gr2" draw:text-style-name="P1" draw:layer="layout" svg:x1="13.97cm" svg:y1="12.065cm" svg:x2="11.43cm" svg:y2="9.99cm">
          <text:p/>
        </draw:line>
        <draw:line draw:style-name="gr2" draw:text-style-name="P1" draw:layer="layout" svg:x1="13.97cm" svg:y1="11.868cm" svg:x2="13.97cm" svg:y2="9.963cm">
          <text:p/>
        </draw:line>
        <draw:line draw:style-name="gr2" draw:text-style-name="P1" draw:layer="layout" svg:x1="13.97cm" svg:y1="6.129cm" svg:x2="13.97cm" svg:y2="4.224cm">
          <text:p/>
        </draw:line>
        <draw:line draw:style-name="gr2" draw:text-style-name="P1" draw:layer="layout" svg:x1="16.51cm" svg:y1="9.525cm" svg:x2="12.065cm" svg:y2="6.985cm">
          <text:p/>
        </draw:line>
        <draw:line draw:style-name="gr2" draw:text-style-name="P1" draw:layer="layout" svg:x1="16.51cm" svg:y1="6.389cm" svg:x2="14.605cm" svg:y2="6.389cm">
          <text:p/>
        </draw:line>
        <draw:line draw:style-name="gr2" draw:text-style-name="P1" draw:layer="layout" svg:x1="13.97cm" svg:y1="9.525cm" svg:x2="11.43cm" svg:y2="6.985cm">
          <text:p/>
        </draw:line>
        <draw:line draw:style-name="gr2" draw:text-style-name="P1" draw:layer="layout" svg:x1="13.97cm" svg:y1="8.89cm" svg:x2="13.97cm" svg:y2="6.985cm">
          <text:p/>
        </draw:line>
        <draw:custom-shape draw:style-name="gr4" draw:text-style-name="P3" draw:layer="layout" svg:width="1.27cm" svg:height="1.27cm" svg:x="10.795cm" svg:y="8.72cm">
          <text:p text:style-name="P2"><text:span text:style-name="T1">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5.875cm" svg:y="8.72cm">
          <text:p text:style-name="P2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8.72cm">
          <text:p text:style-name="P2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27cm" svg:height="1.27cm" svg:x="10.795cm" svg:y="5.715cm">
          <text:p text:style-name="P9">-5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15.875cm" svg:y="5.715cm">
          <text:p text:style-name="P9">-2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1.27cm" svg:height="1.27cm" svg:x="13.335cm" svg:y="5.715cm">
          <text:p text:style-name="P9">-1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27cm" svg:height="1.27cm" svg:x="13.335cm" svg:y="11.395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13.335cm" svg:y="2.975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12" draw:layer="layout" svg:width="1.27cm" svg:height="0.962cm" svg:x="11.43cm" svg:y="10.795cm">
          <draw:text-box>
            <text:p text:style-name="P5">10</text:p>
          </draw:text-box>
        </draw:frame>
        <draw:frame draw:style-name="gr11" draw:text-style-name="P12" draw:layer="layout" svg:width="1.27cm" svg:height="0.962cm" svg:x="15.33cm" svg:y="10.795cm">
          <draw:text-box>
            <text:p text:style-name="P5">3</text:p>
          </draw:text-box>
        </draw:frame>
        <draw:frame draw:style-name="gr11" draw:text-style-name="P12" draw:layer="layout" svg:width="1.27cm" svg:height="0.962cm" svg:x="13.13cm" svg:y="10.295cm">
          <draw:text-box>
            <text:p text:style-name="P5">4</text:p>
          </draw:text-box>
        </draw:frame>
        <draw:frame draw:style-name="gr11" draw:text-style-name="P12" draw:layer="layout" svg:width="1.27cm" svg:height="0.962cm" svg:x="11.495cm" svg:y="4.445cm">
          <draw:text-box>
            <text:p text:style-name="P5">5</text:p>
          </draw:text-box>
        </draw:frame>
        <draw:frame draw:style-name="gr11" draw:text-style-name="P12" draw:layer="layout" svg:width="1.27cm" svg:height="0.962cm" svg:x="13.195cm" svg:y="4.645cm">
          <draw:text-box>
            <text:p text:style-name="P5">1</text:p>
          </draw:text-box>
        </draw:frame>
        <draw:frame draw:style-name="gr11" draw:text-style-name="P12" draw:layer="layout" svg:width="1.27cm" svg:height="0.962cm" svg:x="15.495cm" svg:y="4.445cm">
          <draw:text-box>
            <text:p text:style-name="P5">2</text:p>
          </draw:text-box>
        </draw:frame>
        <draw:frame draw:style-name="gr11" draw:text-style-name="P12" draw:layer="layout" svg:width="1.27cm" svg:height="0.962cm" svg:x="11.795cm" svg:y="7.845cm">
          <draw:text-box>
            <text:p text:style-name="P5"><text:span text:style-name="T4">∞</text:span></text:p>
          </draw:text-box>
        </draw:frame>
        <draw:frame draw:style-name="gr11" draw:text-style-name="P12" draw:layer="layout" svg:width="1.27cm" svg:height="0.962cm" svg:x="13.195cm" svg:y="7.745cm">
          <draw:text-box>
            <text:p text:style-name="P5"><text:span text:style-name="T4">∞</text:span></text:p>
          </draw:text-box>
        </draw:frame>
        <draw:frame draw:style-name="gr11" draw:text-style-name="P12" draw:layer="layout" svg:width="1.27cm" svg:height="0.962cm" svg:x="14.495cm" svg:y="7.745cm">
          <draw:text-box>
            <text:p text:style-name="P5"><text:span text:style-name="T4">∞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baseball elimination" draw:style-name="dp1" draw:master-page-name="Default" presentation:presentation-page-layout-name="AL2T1">
        <draw:line draw:style-name="gr6" draw:text-style-name="P1" draw:layer="layout" svg:x1="11.454cm" svg:y1="3.69cm" svg:x2="15.975cm" svg:y2="6.25cm">
          <text:p/>
        </draw:line>
        <draw:line draw:style-name="gr6" draw:text-style-name="P1" draw:layer="layout" svg:x1="11.392cm" svg:y1="3.79cm" svg:x2="15.872cm" svg:y2="3.79cm">
          <text:p/>
        </draw:line>
        <draw:line draw:style-name="gr6" draw:text-style-name="P1" draw:layer="layout" svg:x1="11.43cm" svg:y1="8.89cm" svg:x2="15.94cm" svg:y2="6.683cm">
          <text:p/>
        </draw:line>
        <draw:line draw:style-name="gr6" draw:text-style-name="P1" draw:layer="layout" svg:x1="11.43cm" svg:y1="8.89cm" svg:x2="15.91cm" svg:y2="8.89cm">
          <text:p/>
        </draw:line>
        <draw:line draw:style-name="gr6" draw:text-style-name="P1" draw:layer="layout" svg:x1="12.13cm" svg:y1="6.683cm" svg:x2="15.94cm" svg:y2="8.555cm">
          <text:p/>
        </draw:line>
        <draw:line draw:style-name="gr6" draw:text-style-name="P1" draw:layer="layout" svg:x1="11.43cm" svg:y1="6.35cm" svg:x2="15.9cm" svg:y2="4.212cm">
          <text:p/>
        </draw:line>
        <draw:line draw:style-name="gr6" draw:text-style-name="P1" draw:layer="layout" svg:x1="16.327cm" svg:y1="9.09cm" svg:x2="21.055cm" svg:y2="6.85cm">
          <text:p/>
        </draw:line>
        <draw:line draw:style-name="gr6" draw:text-style-name="P1" draw:layer="layout" svg:x1="16.51cm" svg:y1="3.81cm" svg:x2="21.055cm" svg:y2="5.815cm">
          <text:p/>
        </draw:line>
        <draw:line draw:style-name="gr6" draw:text-style-name="P1" draw:layer="layout" svg:x1="16.523cm" svg:y1="6.349cm" svg:x2="20.858cm" svg:y2="6.351cm">
          <text:p/>
        </draw:line>
        <draw:line draw:style-name="gr6" draw:text-style-name="P1" draw:layer="layout" svg:x1="6.35cm" svg:y1="6.35cm" svg:x2="10.995cm" svg:y2="8.89cm">
          <text:p/>
        </draw:line>
        <draw:line draw:style-name="gr6" draw:text-style-name="P1" draw:layer="layout" svg:x1="6.35cm" svg:y1="6.35cm" svg:x2="11.078cm" svg:y2="4.11cm">
          <text:p/>
        </draw:line>
        <draw:line draw:style-name="gr6" draw:text-style-name="P1" draw:layer="layout" svg:x1="6.66cm" svg:y1="6.348cm" svg:x2="10.995cm" svg:y2="6.35cm">
          <text:p/>
        </draw:line>
        <draw:custom-shape draw:style-name="gr4" draw:text-style-name="P8" draw:layer="layout" svg:width="1.27cm" svg:height="1.27cm" svg:x="15.876cm" svg:y="8.257cm">
          <text:p text:style-name="P7"><text:span text:style-name="T1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5.876cm" svg:y="5.717cm">
          <text:p text:style-name="P7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5.876cm" svg:y="3.177cm">
          <text:p text:style-name="P7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20.857cm" svg:y="5.718cm">
          <text:p text:style-name="P2"><text:span text:style-name="T1">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1.078cm" svg:y="8.258cm">
          <text:p text:style-name="P7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1.078cm" svg:y="5.718cm">
          <text:p text:style-name="P7"><text:span text:style-name="T1">i,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8" draw:layer="layout" svg:width="1.27cm" svg:height="1.27cm" svg:x="11.078cm" svg:y="3.178cm">
          <text:p text:style-name="P7"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27cm" svg:height="1.27cm" svg:x="5.659cm" svg:y="5.719cm">
          <text:p text:style-name="P2"><text:span text:style-name="T1">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1.27cm" svg:height="1.27cm" svg:x="8.49cm" svg:y="5.415cm">
          <draw:text-box>
            <text:p text:style-name="P5">g<text:span text:style-name="T5">i,j</text:span></text:p>
          </draw:text-box>
        </draw:frame>
        <draw:frame draw:style-name="gr13" draw:text-style-name="P14" draw:layer="layout" svg:width="4.87cm" svg:height="1.27cm" svg:x="17.99cm" svg:y="3.615cm">
          <draw:text-box>
            <text:p text:style-name="P13"><text:span text:style-name="T6">w</text:span><text:span text:style-name="T7">x </text:span><text:span text:style-name="T8">+ r</text:span><text:span text:style-name="T7">x</text:span><text:span text:style-name="T8"> - </text:span><text:span text:style-name="T9">w</text:span><text:span text:style-name="T5">i</text:span></text:p>
          </draw:text-box>
        </draw:frame>
        <draw:frame draw:style-name="gr12" draw:text-style-name="P12" draw:layer="layout" svg:width="4.87cm" svg:height="1.27cm" svg:x="17.99cm" svg:y="8.215cm">
          <draw:text-box>
            <text:p text:style-name="P13"><text:span text:style-name="T6">w</text:span><text:span text:style-name="T7">x </text:span><text:span text:style-name="T8">+ r</text:span><text:span text:style-name="T7">x</text:span><text:span text:style-name="T8"> - </text:span><text:span text:style-name="T9">w</text:span><text:span text:style-name="T5">j</text:span></text:p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draw:auto-grow-height="false" fo:padding-top="0.125cm" fo:padding-bottom="0.125cm" fo:padding-left="0.25cm" fo:padding-right="0.25cm" fo:wrap-option="no-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16T09:37:38.039211658</meta:creation-date>
    <meta:generator>LibreOffice/25.2.4.3$Linux_X86_64 LibreOffice_project/520$Build-3</meta:generator>
    <dc:date>2025-06-27T20:52:24.950094990</dc:date>
    <meta:editing-duration>PT2H25M50S</meta:editing-duration>
    <meta:editing-cycles>12</meta:editing-cycles>
    <meta:document-statistic meta:object-count="135"/>
  </office:meta>
</office:document-meta>
</file>